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58023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UÑOZ CHURATA, DANI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397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2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5 - Trans. Aer. Caja Codornice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1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875354</text:p>
          </table:table-cell>
          <table:table-cell table:style-name="Tabla2.A2" office:value-type="string">
            <text:p text:style-name="P9">3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GESA</text:p>
          </table:table-cell>
          <table:table-cell table:style-name="Tabla3.A2" office:value-type="string">
            <text:p text:style-name="P21">COODORNICES RECRIADAS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2:53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